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packs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ackName</text:p>
          </table:table-cell>
          <table:table-cell table:style-name="ce2" office:value-type="string" calcext:value-type="string">
            <text:p>DispName</text:p>
          </table:table-cell>
          <table:table-cell table:style-name="ce4" office:value-type="string" calcext:value-type="string">
            <text:p>Statu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Pack</text:p>
          </table:table-cell>
          <table:table-cell table:style-name="ce3" office:value-type="string" calcext:value-type="string">
            <text:p>--- NA ---</text:p>
          </table:table-cell>
          <table:table-cell table:style-name="ce3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Module</text:p>
          </table:table-cell>
          <table:table-cell table:style-name="ce3" office:value-type="string" calcext:value-type="string">
            <text:p>Array of Pack</text:p>
          </table:table-cell>
          <table:table-cell table:style-name="ce3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Function</text:p>
          </table:table-cell>
          <table:table-cell table:style-name="ce3" office:value-type="string" calcext:value-type="string">
            <text:p>Module</text:p>
          </table:table-cell>
          <table:table-cell table:style-name="ce3" table:number-columns-repeated="3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table:style-name="ce1" office:value-type="string" calcext:value-type="string">
            <text:p>Userrole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table:style-name="ce2" office:value-type="string" calcext:value-type="string">
            <text:p>userid</text:p>
          </table:table-cell>
          <table:table-cell table:style-name="ce2" office:value-type="string" calcext:value-type="string">
            <text:p>Rolename</text:p>
          </table:table-cell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siteid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oleMaster</text:p>
          </table:table-cell>
          <table:table-cell table:number-columns-repeated="7"/>
          <table:table-cell table:style-name="ce3" office:value-type="string" calcext:value-type="string">
            <text:p>dkdkdk</text:p>
          </table:table-cell>
          <table:table-cell table:style-name="ce3" office:value-type="string" calcext:value-type="string">
            <text:p>signupadmin</text:p>
          </table:table-cell>
          <table:table-cell table:number-columns-repeated="2" table:style-name="ce3" office:value-type="string" calcext:value-type="string">
            <text:p>public</text:p>
          </table:table-cell>
          <table:table-cell table:style-name="ce3" office:value-type="string" calcext:value-type="string">
            <text:p>ab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1">
          <table:table-cell table:number-columns-repeated="10"/>
          <table:table-cell table:style-name="ce3" office:value-type="string" calcext:value-type="string">
            <text:p>dkdkdk</text:p>
          </table:table-cell>
          <table:table-cell table:style-name="ce3" office:value-type="string" calcext:value-type="string">
            <text:p>defaultadmin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b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ole name</text:p>
          </table:table-cell>
          <table:table-cell table:style-name="ce2" office:value-type="string" calcext:value-type="string">
            <text:p>Role Desc</text:p>
          </table:table-cell>
          <table:table-cell table:style-name="ce2" office:value-type="string" calcext:value-type="string">
            <text:p>siteid</text:p>
          </table:table-cell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Status</text:p>
          </table:table-cell>
          <table:table-cell table:number-columns-repeated="2"/>
          <table:table-cell table:style-name="ce3"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signupadmin</text:p>
          </table:table-cell>
          <table:table-cell table:style-name="ce3" office:value-type="string" calcext:value-type="string">
            <text:p>This is the role given to users when they sign up</text:p>
          </table:table-cell>
          <table:table-cell table:style-name="ce3" office:value-type="string" calcext:value-type="string">
            <text:p>abc</text:p>
          </table:table-cell>
          <table:table-cell table:number-columns-repeated="2" table:style-name="ce3" office:value-type="string" calcext:value-type="string">
            <text:p>public</text:p>
          </table:table-cell>
          <table:table-cell table:style-name="ce3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defaultadmin</text:p>
          </table:table-cell>
          <table:table-cell table:style-name="ce3" office:value-type="string" calcext:value-type="string">
            <text:p>This is the role given to users when they completed creation of their first Company and branch</text:p>
          </table:table-cell>
          <table:table-cell table:style-name="ce3" office:value-type="string" calcext:value-type="string">
            <text:p>abc</text:p>
          </table:table-cell>
          <table:table-cell table:style-name="ce3" office:value-type="string" calcext:value-type="string">
            <text:p>cp1</text:p>
          </table:table-cell>
          <table:table-cell table:style-name="ce3" office:value-type="string" calcext:value-type="string">
            <text:p>br1</text:p>
          </table:table-cell>
          <table:table-cell table:style-name="ce3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table:number-columns-repeated="6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Roledetails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 office:value-type="string" calcext:value-type="string">
            <text:p>Rolename</text:p>
          </table:table-cell>
          <table:table-cell table:style-name="ce2" office:value-type="string" calcext:value-type="string">
            <text:p>Functionname</text:p>
          </table:table-cell>
          <table:table-cell table:style-name="ce2" office:value-type="string" calcext:value-type="string">
            <text:p>siteid</text:p>
          </table:table-cell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branch</text:p>
          </table:table-cell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signupadmin</text:p>
          </table:table-cell>
          <table:table-cell table:style-name="ce3" office:value-type="string" calcext:value-type="string">
            <text:p>companysettigs</text:p>
          </table:table-cell>
          <table:table-cell table:style-name="ce3" office:value-type="string" calcext:value-type="string">
            <text:p>abc</text:p>
          </table:table-cell>
          <table:table-cell table:number-columns-repeated="2" table:style-name="ce3" office:value-type="string" calcext:value-type="string">
            <text:p>public</text:p>
          </table:table-cell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branchsettings</text:p>
          </table:table-cell>
          <table:table-cell table:style-name="ce3" office:value-type="string" calcext:value-type="string">
            <text:p>abc</text:p>
          </table:table-cell>
          <table:table-cell table:number-columns-repeated="2" table:style-name="ce3" office:value-type="string" calcext:value-type="string">
            <text:p>public</text:p>
          </table:table-cell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defaultadmin</text:p>
          </table:table-cell>
          <table:table-cell table:style-name="ce3" office:value-type="string" calcext:value-type="string">
            <text:p>companysettigs</text:p>
          </table:table-cell>
          <table:table-cell table:style-name="ce3" office:value-type="string" calcext:value-type="string">
            <text:p>abc</text:p>
          </table:table-cell>
          <table:table-cell table:style-name="ce3" office:value-type="string" calcext:value-type="string">
            <text:p>cp1</text:p>
          </table:table-cell>
          <table:table-cell table:style-name="ce3" office:value-type="string" calcext:value-type="string">
            <text:p>br1</text:p>
          </table:table-cell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branchsettings</text:p>
          </table:table-cell>
          <table:table-cell table:style-name="ce3" office:value-type="string" calcext:value-type="string">
            <text:p>abc</text:p>
          </table:table-cell>
          <table:table-cell table:style-name="ce3" office:value-type="string" calcext:value-type="string">
            <text:p>cp1</text:p>
          </table:table-cell>
          <table:table-cell table:style-name="ce3" office:value-type="string" calcext:value-type="string">
            <text:p>br1</text:p>
          </table:table-cell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rolesettings</text:p>
          </table:table-cell>
          <table:table-cell table:style-name="ce3" office:value-type="string" calcext:value-type="string">
            <text:p>abc</text:p>
          </table:table-cell>
          <table:table-cell table:style-name="ce3" office:value-type="string" calcext:value-type="string">
            <text:p>cp1</text:p>
          </table:table-cell>
          <table:table-cell table:style-name="ce3" office:value-type="string" calcext:value-type="string">
            <text:p>br1</text:p>
          </table:table-cell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usersettings</text:p>
          </table:table-cell>
          <table:table-cell table:style-name="ce3" office:value-type="string" calcext:value-type="string">
            <text:p>abc</text:p>
          </table:table-cell>
          <table:table-cell table:style-name="ce3" office:value-type="string" calcext:value-type="string">
            <text:p>cp1</text:p>
          </table:table-cell>
          <table:table-cell table:style-name="ce3" office:value-type="string" calcext:value-type="string">
            <text:p>br1</text:p>
          </table:table-cell>
          <table:table-cell table:style-name="ce3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defaultRoleMaster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Role name</text:p>
          </table:table-cell>
          <table:table-cell table:style-name="ce2" office:value-type="string" calcext:value-type="string">
            <text:p>Role Desc</text:p>
          </table:table-cell>
          <table:table-cell table:style-name="ce2" office:value-type="string" calcext:value-type="string">
            <text:p>siteid</text:p>
          </table:table-cell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Statu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defaultadmin</text:p>
          </table:table-cell>
          <table:table-cell table:style-name="ce3" office:value-type="string" calcext:value-type="string">
            <text:p>This is the role given to users when they completed creation of their first Company and branch</text:p>
          </table:table-cell>
          <table:table-cell table:style-name="ce3" office:value-type="string" calcext:value-type="string">
            <text:p>abc</text:p>
          </table:table-cell>
          <table:table-cell table:style-name="ce3" office:value-type="string" calcext:value-type="string">
            <text:p>&lt;replace with actual company&gt;</text:p>
          </table:table-cell>
          <table:table-cell table:style-name="ce3" office:value-type="string" calcext:value-type="string">
            <text:p>&lt;replace with actual branch&gt;</text:p>
          </table:table-cell>
          <table:table-cell table:style-name="ce3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defaultRoledetails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Rolename</text:p>
          </table:table-cell>
          <table:table-cell table:style-name="ce2" office:value-type="string" calcext:value-type="string">
            <text:p>Functionname</text:p>
          </table:table-cell>
          <table:table-cell table:style-name="ce2" office:value-type="string" calcext:value-type="string">
            <text:p>siteid</text:p>
          </table:table-cell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branch</text:p>
          </table:table-cell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defaultadmin</text:p>
          </table:table-cell>
          <table:table-cell table:style-name="ce3" office:value-type="string" calcext:value-type="string">
            <text:p>companysettigs</text:p>
          </table:table-cell>
          <table:table-cell table:style-name="ce3" office:value-type="string" calcext:value-type="string">
            <text:p>abc</text:p>
          </table:table-cell>
          <table:table-cell table:style-name="ce3" office:value-type="string" calcext:value-type="string">
            <text:p>&lt;replace with actual company&gt;</text:p>
          </table:table-cell>
          <table:table-cell table:style-name="ce3" office:value-type="string" calcext:value-type="string">
            <text:p>&lt;replace with actual branch&gt;</text:p>
          </table:table-cell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branchsettings</text:p>
          </table:table-cell>
          <table:table-cell table:style-name="ce3" office:value-type="string" calcext:value-type="string">
            <text:p>abc</text:p>
          </table:table-cell>
          <table:table-cell table:style-name="ce3" office:value-type="string" calcext:value-type="string">
            <text:p>&lt;replace with actual company&gt;</text:p>
          </table:table-cell>
          <table:table-cell table:style-name="ce3" office:value-type="string" calcext:value-type="string">
            <text:p>&lt;replace with actual branch&gt;</text:p>
          </table:table-cell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rolesettings</text:p>
          </table:table-cell>
          <table:table-cell table:style-name="ce3" office:value-type="string" calcext:value-type="string">
            <text:p>abc</text:p>
          </table:table-cell>
          <table:table-cell table:style-name="ce3" office:value-type="string" calcext:value-type="string">
            <text:p>&lt;replace with actual company&gt;</text:p>
          </table:table-cell>
          <table:table-cell table:style-name="ce3" office:value-type="string" calcext:value-type="string">
            <text:p>&lt;replace with actual branch&gt;</text:p>
          </table:table-cell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usersettings</text:p>
          </table:table-cell>
          <table:table-cell table:style-name="ce3" office:value-type="string" calcext:value-type="string">
            <text:p>abc</text:p>
          </table:table-cell>
          <table:table-cell table:style-name="ce3" office:value-type="string" calcext:value-type="string">
            <text:p>&lt;replace with actual company&gt;</text:p>
          </table:table-cell>
          <table:table-cell table:style-name="ce3" office:value-type="string" calcext:value-type="string">
            <text:p>&lt;replace with actual branch&gt;</text:p>
          </table:table-cell>
          <table:table-cell table:style-name="ce3"/>
          <table:table-cell table:number-columns-repeated="9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packs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id <text:s text:c="19"/>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isplay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arent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octime</text:p>
          </table:table-cell>
          <table:table-cell table:style-name="ce4" office:value-type="string" calcext:value-type="string">
            <text:p>lmti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KS1</text:p>
          </table:table-cell>
          <table:table-cell table:number-columns-repeated="2" office:value-type="string" calcext:value-type="string">
            <text:p>POS</text:p>
          </table:table-cell>
          <table:table-cell office:value-type="string" calcext:value-type="string">
            <text:p>POS has all the POS functionalities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URRENT_TIMESTAMP</text:p>
          </table:table-cell>
          <table:table-cell table:formula="of:=CONCATENATE(&quot;insert into ac.packs values ('&quot;;[.C54];&quot;','&quot;;[.D54];&quot;','&quot;;[.E54];&quot;','&quot;;[.F54];&quot;','&quot;;[.G54];&quot;','&quot;;[.H54];&quot;','&quot;;[.I54];&quot;',&quot;;[.J54];&quot;,&quot;;[.K54];&quot;);&quot;)" office:value-type="string" office:string-value="insert into ac.packs values ('PKS1','POS','POS','POS has all the POS functionalities','pack','null','A',CURRENT_TIMESTAMP,CURRENT_TIMESTAMP);" calcext:value-type="string">
            <text:p>insert into ac.packs values ('PKS1','POS','POS','POS has all the POS functionalities','pack','null','A',CURRENT_TIMESTAMP,CURRENT_TIMESTAMP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KS2</text:p>
          </table:table-cell>
          <table:table-cell table:number-columns-repeated="2" office:value-type="string" calcext:value-type="string">
            <text:p>POS Function</text:p>
          </table:table-cell>
          <table:table-cell office:value-type="string" calcext:value-type="string">
            <text:p>Functions related to POS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[‘PKS1’]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URRENT_TIMESTAMP</text:p>
          </table:table-cell>
          <table:table-cell table:formula="of:=CONCATENATE(&quot;insert into ac.packs values ('&quot;;[.C55];&quot;','&quot;;[.D55];&quot;','&quot;;[.E55];&quot;','&quot;;[.F55];&quot;','&quot;;[.G55];&quot;',ARRAY&quot;;[.H55];&quot;,'&quot;;[.I54];&quot;',&quot;;[.J54];&quot;,&quot;;[.K54];&quot;);&quot;)" office:value-type="string" office:string-value="insert into ac.packs values ('PKS2','POS Function','POS Function','Functions related to POS','module',ARRAY[‘PKS1’],'A',CURRENT_TIMESTAMP,CURRENT_TIMESTAMP);" calcext:value-type="string">
            <text:p>insert into ac.packs values ('PKS2','POS Function','POS Function','Functions related to POS','module',ARRAY[‘PKS1’],'A',CURRENT_TIMESTAMP,CURRENT_TIMESTAMP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KS3</text:p>
          </table:table-cell>
          <table:table-cell table:number-columns-repeated="2" office:value-type="string" calcext:value-type="string">
            <text:p>POS Reports</text:p>
          </table:table-cell>
          <table:table-cell office:value-type="string" calcext:value-type="string">
            <text:p>Reports related to POS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[‘PKS1’]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URRENT_TIMESTAMP</text:p>
          </table:table-cell>
          <table:table-cell table:formula="of:=CONCATENATE(&quot;insert into ac.packs values ('&quot;;[.C56];&quot;','&quot;;[.D56];&quot;','&quot;;[.E56];&quot;','&quot;;[.F56];&quot;','&quot;;[.G56];&quot;',ARRAY&quot;;[.H56];&quot;,'&quot;;[.I55];&quot;',&quot;;[.J55];&quot;,&quot;;[.K55];&quot;);&quot;)" office:value-type="string" office:string-value="insert into ac.packs values ('PKS3','POS Reports','POS Reports','Reports related to POS','module',ARRAY[‘PKS1’],'A',CURRENT_TIMESTAMP,CURRENT_TIMESTAMP);" calcext:value-type="string">
            <text:p>insert into ac.packs values ('PKS3','POS Reports','POS Reports','Reports related to POS','module',ARRAY[‘PKS1’],'A',CURRENT_TIMESTAMP,CURRENT_TIMESTAMP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KS4</text:p>
          </table:table-cell>
          <table:table-cell table:number-columns-repeated="2" office:value-type="string" calcext:value-type="string">
            <text:p>POS Settings</text:p>
          </table:table-cell>
          <table:table-cell office:value-type="string" calcext:value-type="string">
            <text:p>Setting for POS module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['PKS1’,’PKS6']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URRENT_TIMESTAMP</text:p>
          </table:table-cell>
          <table:table-cell table:formula="of:=CONCATENATE(&quot;insert into ac.packs values ('&quot;;[.C57];&quot;','&quot;;[.D57];&quot;','&quot;;[.E57];&quot;','&quot;;[.F57];&quot;','&quot;;[.G57];&quot;',ARRAY&quot;;[.H57];&quot;,'&quot;;[.I56];&quot;',&quot;;[.J56];&quot;,&quot;;[.K56];&quot;);&quot;)" office:value-type="string" office:string-value="insert into ac.packs values ('PKS4','POS Settings','POS Settings','Setting for POS module','module',ARRAY['PKS1’,’PKS6'],'A',CURRENT_TIMESTAMP,CURRENT_TIMESTAMP);" calcext:value-type="string">
            <text:p>insert into ac.packs values ('PKS4','POS Settings','POS Settings','Setting for POS module','module',ARRAY['PKS1’,’PKS6'],'A',CURRENT_TIMESTAMP,CURRENT_TIMESTAMP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KS5</text:p>
          </table:table-cell>
          <table:table-cell office:value-type="string" calcext:value-type="string">
            <text:p>POS Generic Settings</text:p>
          </table:table-cell>
          <table:table-cell office:value-type="string" calcext:value-type="string">
            <text:p>Generic Settings</text:p>
          </table:table-cell>
          <table:table-cell office:value-type="string" calcext:value-type="string">
            <text:p>Generic settings for PO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['PKS4']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URRENT_TIMESTAMP</text:p>
          </table:table-cell>
          <table:table-cell table:formula="of:=CONCATENATE(&quot;insert into ac.packs values ('&quot;;[.C58];&quot;','&quot;;[.D58];&quot;','&quot;;[.E58];&quot;','&quot;;[.F58];&quot;','&quot;;[.G58];&quot;',ARRAY&quot;;[.H58];&quot;,'&quot;;[.I57];&quot;',&quot;;[.J57];&quot;,&quot;;[.K57];&quot;);&quot;)" office:value-type="string" office:string-value="insert into ac.packs values ('PKS5','POS Generic Settings','Generic Settings','Generic settings for POS','function',ARRAY['PKS4'],'A',CURRENT_TIMESTAMP,CURRENT_TIMESTAMP);" calcext:value-type="string">
            <text:p>insert into ac.packs values ('PKS5','POS Generic Settings','Generic Settings','Generic settings for POS','function',ARRAY['PKS4'],'A',CURRENT_TIMESTAMP,CURRENT_TIMESTAMP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KS6</text:p>
          </table:table-cell>
          <table:table-cell table:number-columns-repeated="3" office:value-type="string" calcext:value-type="string">
            <text:p>Settings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URRENT_TIMESTAMP</text:p>
          </table:table-cell>
          <table:table-cell table:formula="of:=CONCATENATE(&quot;insert into ac.packs values ('&quot;;[.C59];&quot;','&quot;;[.D59];&quot;','&quot;;[.E59];&quot;','&quot;;[.F59];&quot;','&quot;;[.G59];&quot;','&quot;;[.H59];&quot;','&quot;;[.I59];&quot;',&quot;;[.J59];&quot;,&quot;;[.K59];&quot;);&quot;)" office:value-type="string" office:string-value="insert into ac.packs values ('PKS6','Settings','Settings','Settings','pack','null','A',CURRENT_TIMESTAMP,CURRENT_TIMESTAMP);" calcext:value-type="string">
            <text:p>insert into ac.packs values ('PKS6','Settings','Settings','Settings','pack','null','A',CURRENT_TIMESTAMP,CURRENT_TIMESTAMP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KS7</text:p>
          </table:table-cell>
          <table:table-cell office:value-type="string" calcext:value-type="string">
            <text:p>Entity Settings</text:p>
          </table:table-cell>
          <table:table-cell office:value-type="string" calcext:value-type="string">
            <text:p>Entity Configuration</text:p>
          </table:table-cell>
          <table:table-cell office:value-type="string" calcext:value-type="string">
            <text:p>This module has all the entity level settings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['PKS6']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URRENT_TIMESTAMP</text:p>
          </table:table-cell>
          <table:table-cell table:formula="of:=CONCATENATE(&quot;insert into ac.packs values ('&quot;;[.C60];&quot;','&quot;;[.D60];&quot;','&quot;;[.E60];&quot;','&quot;;[.F60];&quot;','&quot;;[.G60];&quot;',ARRAY&quot;;[.H60];&quot;,'&quot;;[.I59];&quot;',&quot;;[.J59];&quot;,&quot;;[.K59];&quot;);&quot;)" office:value-type="string" office:string-value="insert into ac.packs values ('PKS7','Entity Settings','Entity Configuration','This module has all the entity level settings','module',ARRAY['PKS6'],'A',CURRENT_TIMESTAMP,CURRENT_TIMESTAMP);" calcext:value-type="string">
            <text:p>insert into ac.packs values ('PKS7','Entity Settings','Entity Configuration','This module has all the entity level settings','module',ARRAY['PKS6'],'A',CURRENT_TIMESTAMP,CURRENT_TIMESTAMP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KS8</text:p>
          </table:table-cell>
          <table:table-cell office:value-type="string" calcext:value-type="string">
            <text:p>companysettig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his has the functions for company set up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['PKS7']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URRENT_TIMESTAMP</text:p>
          </table:table-cell>
          <table:table-cell table:formula="of:=CONCATENATE(&quot;insert into ac.packs values ('&quot;;[.C61];&quot;','&quot;;[.D61];&quot;','&quot;;[.E61];&quot;','&quot;;[.F61];&quot;','&quot;;[.G61];&quot;',ARRAY&quot;;[.H61];&quot;,'&quot;;[.I60];&quot;',&quot;;[.J60];&quot;,&quot;;[.K60];&quot;);&quot;)" office:value-type="string" office:string-value="insert into ac.packs values ('PKS8','companysettigs','Company','This has the functions for company set up','function',ARRAY['PKS7'],'A',CURRENT_TIMESTAMP,CURRENT_TIMESTAMP);" calcext:value-type="string">
            <text:p>insert into ac.packs values ('PKS8','companysettigs','Company','This has the functions for company set up','function',ARRAY['PKS7'],'A',CURRENT_TIMESTAMP,CURRENT_TIMESTAMP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KS9</text:p>
          </table:table-cell>
          <table:table-cell office:value-type="string" calcext:value-type="string">
            <text:p>branchsettings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his has the functions for Branch set up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['PKS7']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URRENT_TIMESTAMP</text:p>
          </table:table-cell>
          <table:table-cell table:formula="of:=CONCATENATE(&quot;insert into ac.packs values ('&quot;;[.C62];&quot;','&quot;;[.D62];&quot;','&quot;;[.E62];&quot;','&quot;;[.F62];&quot;','&quot;;[.G62];&quot;',ARRAY&quot;;[.H62];&quot;,'&quot;;[.I61];&quot;',&quot;;[.J61];&quot;,&quot;;[.K61];&quot;);&quot;)" office:value-type="string" office:string-value="insert into ac.packs values ('PKS9','branchsettings','Branch','This has the functions for Branch set up','function',ARRAY['PKS7'],'A',CURRENT_TIMESTAMP,CURRENT_TIMESTAMP);" calcext:value-type="string">
            <text:p>insert into ac.packs values ('PKS9','branchsettings','Branch','This has the functions for Branch set up','function',ARRAY['PKS7'],'A',CURRENT_TIMESTAMP,CURRENT_TIMESTAMP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KS10</text:p>
          </table:table-cell>
          <table:table-cell office:value-type="string" calcext:value-type="string">
            <text:p>User Settings</text:p>
          </table:table-cell>
          <table:table-cell office:value-type="string" calcext:value-type="string">
            <text:p>User Config</text:p>
          </table:table-cell>
          <table:table-cell office:value-type="string" calcext:value-type="string">
            <text:p>This module has all the user level settings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['PKS6']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URRENT_TIMESTAMP</text:p>
          </table:table-cell>
          <table:table-cell table:formula="of:=CONCATENATE(&quot;insert into ac.packs values ('&quot;;[.C63];&quot;','&quot;;[.D63];&quot;','&quot;;[.E63];&quot;','&quot;;[.F63];&quot;','&quot;;[.G63];&quot;',ARRAY&quot;;[.H63];&quot;,'&quot;;[.I62];&quot;',&quot;;[.J62];&quot;,&quot;;[.K62];&quot;);&quot;)" office:value-type="string" office:string-value="insert into ac.packs values ('PKS10','User Settings','User Config','This module has all the user level settings','module',ARRAY['PKS6'],'A',CURRENT_TIMESTAMP,CURRENT_TIMESTAMP);" calcext:value-type="string">
            <text:p>insert into ac.packs values ('PKS10','User Settings','User Config','This module has all the user level settings','module',ARRAY['PKS6'],'A',CURRENT_TIMESTAMP,CURRENT_TIMESTAMP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KS11</text:p>
          </table:table-cell>
          <table:table-cell office:value-type="string" calcext:value-type="string">
            <text:p>user role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This has the functions for user role set up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['PKS10']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URRENT_TIMESTAMP</text:p>
          </table:table-cell>
          <table:table-cell table:formula="of:=CONCATENATE(&quot;insert into ac.packs values ('&quot;;[.C64];&quot;','&quot;;[.D64];&quot;','&quot;;[.E64];&quot;','&quot;;[.F64];&quot;','&quot;;[.G64];&quot;',ARRAY&quot;;[.H64];&quot;,'&quot;;[.I63];&quot;',&quot;;[.J63];&quot;,&quot;;[.K63];&quot;);&quot;)" office:value-type="string" office:string-value="insert into ac.packs values ('PKS11','user role','Roles','This has the functions for user role set up','function',ARRAY['PKS10'],'A',CURRENT_TIMESTAMP,CURRENT_TIMESTAMP);" calcext:value-type="string">
            <text:p>insert into ac.packs values ('PKS11','user role','Roles','This has the functions for user role set up','function',ARRAY['PKS10'],'A',CURRENT_TIMESTAMP,CURRENT_TIMESTAMP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KS12</text:p>
          </table:table-cell>
          <table:table-cell office:value-type="string" calcext:value-type="string">
            <text:p>User Setting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This has the functions for user set up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['PKS10']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URRENT_TIMESTAMP</text:p>
          </table:table-cell>
          <table:table-cell table:formula="of:=CONCATENATE(&quot;insert into ac.packs values ('&quot;;[.C65];&quot;','&quot;;[.D65];&quot;','&quot;;[.E65];&quot;','&quot;;[.F65];&quot;','&quot;;[.G65];&quot;',ARRAY&quot;;[.H65];&quot;,'&quot;;[.I64];&quot;',&quot;;[.J64];&quot;,&quot;;[.K64];&quot;);&quot;)" office:value-type="string" office:string-value="insert into ac.packs values ('PKS12','User Settings','Users','This has the functions for user set up','function',ARRAY['PKS10'],'A',CURRENT_TIMESTAMP,CURRENT_TIMESTAMP);" calcext:value-type="string">
            <text:p>insert into ac.packs values ('PKS12','User Settings','Users','This has the functions for user set up','function',ARRAY['PKS10'],'A',CURRENT_TIMESTAMP,CURRENT_TIMESTAMP);</text:p>
          </table:table-cell>
          <table:table-cell table:number-columns-repeated="5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RoleMaster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id <text:s text:c="15"/>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splay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siteid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octime</text:p>
          </table:table-cell>
          <table:table-cell table:style-name="ce2" office:value-type="string" calcext:value-type="string">
            <text:p>lmtim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ROLMA1</text:p>
          </table:table-cell>
          <table:table-cell table:number-columns-repeated="2" table:style-name="ce3" office:value-type="string" calcext:value-type="string">
            <text:p>SignupAdmin</text:p>
          </table:table-cell>
          <table:table-cell table:style-name="ce3" office:value-type="string" calcext:value-type="string">
            <text:p>This is the role given to users when they sign up</text:p>
          </table:table-cell>
          <table:table-cell table:number-columns-repeated="3" table:style-name="ce3" office:value-type="string" calcext:value-type="string">
            <text:p>PUBLIC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CURRENT_TIMESTAMP</text:p>
          </table:table-cell>
          <table:table-cell table:formula="of:=CONCATENATE(&quot;insert into ac.ROLEMASTER values ('&quot;;[.C77];&quot;','&quot;;[.D77];&quot;','&quot;;[.E77];&quot;','&quot;;[.F77];&quot;','&quot;;[.G77];&quot;','&quot;;[.H77];&quot;','&quot;;[.I77];&quot;','&quot;;[.J77];&quot;',&quot;;[.K77];&quot;,&quot;;[.L77];&quot;);&quot;)" office:value-type="string" office:string-value="insert into ac.ROLEMASTER values ('ROLMA1','SignupAdmin','SignupAdmin','This is the role given to users when they sign up','PUBLIC','PUBLIC','PUBLIC','A',CURRENT_TIMESTAMP,CURRENT_TIMESTAMP);" calcext:value-type="string">
            <text:p>insert into ac.ROLEMASTER values ('ROLMA1','SignupAdmin','SignupAdmin','This is the role given to users when they sign up','PUBLIC','PUBLIC','PUBLIC','A',CURRENT_TIMESTAMP,CURRENT_TIMESTAMP);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ROLMA2</text:p>
          </table:table-cell>
          <table:table-cell table:number-columns-repeated="2" table:style-name="ce3" office:value-type="string" calcext:value-type="string">
            <text:p>defaultadmin</text:p>
          </table:table-cell>
          <table:table-cell table:style-name="ce3" office:value-type="string" calcext:value-type="string">
            <text:p>This is the role given to users when they completed creation of their first Company and branch</text:p>
          </table:table-cell>
          <table:table-cell table:number-columns-repeated="3" table:style-name="ce3" office:value-type="string" calcext:value-type="string">
            <text:p>PUBLIC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CURRENT_TIMESTAMP</text:p>
          </table:table-cell>
          <table:table-cell table:formula="of:=CONCATENATE(&quot;insert into ac.ROLEMASTER values ('&quot;;[.C78];&quot;','&quot;;[.D78];&quot;','&quot;;[.E78];&quot;','&quot;;[.F78];&quot;','&quot;;[.G78];&quot;','&quot;;[.H78];&quot;','&quot;;[.I78];&quot;','&quot;;[.J78];&quot;',&quot;;[.K78];&quot;,&quot;;[.L78];&quot;);&quot;)" office:value-type="string" office:string-value="insert into ac.ROLEMASTER values ('ROLMA2','defaultadmin','defaultadmin','This is the role given to users when they completed creation of their first Company and branch','PUBLIC','PUBLIC','PUBLIC','A',CURRENT_TIMESTAMP,CURRENT_TIMESTAMP);" calcext:value-type="string">
            <text:p>insert into ac.ROLEMASTER values ('ROLMA2','defaultadmin','defaultadmin','This is the role given to users when they completed creation of their first Company and branch','PUBLIC','PUBLIC','PUBLIC','A',CURRENT_TIMESTAMP,CURRENT_TIMESTAMP);</text:p>
          </table:table-cell>
          <table:table-cell table:number-columns-repeated="4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Roledetails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id <text:s text:c="15"/></text:p>
          </table:table-cell>
          <table:table-cell table:style-name="ce2" office:value-type="string" calcext:value-type="string">
            <text:p>rolemasterid <text:s text:c="5"/></text:p>
          </table:table-cell>
          <table:table-cell table:style-name="ce2" office:value-type="string" calcext:value-type="string">
            <text:p>packid <text:s text:c="11"/></text:p>
          </table:table-cell>
          <table:table-cell table:style-name="ce2" office:value-type="string" calcext:value-type="string">
            <text:p>company <text:s text:c="10"/></text:p>
          </table:table-cell>
          <table:table-cell table:style-name="ce2" office:value-type="string" calcext:value-type="string">
            <text:p>branch <text:s text:c="11"/></text:p>
          </table:table-cell>
          <table:table-cell table:style-name="ce2" office:value-type="string" calcext:value-type="string">
            <text:p>siteid <text:s text:c="11"/></text:p>
          </table:table-cell>
          <table:table-cell table:style-name="ce2" office:value-type="string" calcext:value-type="string">
            <text:p>octime</text:p>
          </table:table-cell>
          <table:table-cell table:style-name="ce2" office:value-type="string" calcext:value-type="string">
            <text:p>lmtim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ROLDET1</text:p>
          </table:table-cell>
          <table:table-cell table:style-name="ce3" office:value-type="string" calcext:value-type="string">
            <text:p>ROLMA1</text:p>
          </table:table-cell>
          <table:table-cell office:value-type="string" calcext:value-type="string">
            <text:p>PKS8</text:p>
          </table:table-cell>
          <table:table-cell table:number-columns-repeated="3" table:style-name="ce3" office:value-type="string" calcext:value-type="string">
            <text:p>PUBLIC</text:p>
          </table:table-cell>
          <table:table-cell table:number-columns-repeated="2" table:style-name="ce3" office:value-type="string" calcext:value-type="string">
            <text:p>CURRENT_TIMESTAMP</text:p>
          </table:table-cell>
          <table:table-cell table:formula="of:=CONCATENATE(&quot;insert into ac.Roledetails values ('&quot;;[.C85];&quot;','&quot;;[.D85];&quot;','&quot;;[.E85];&quot;','&quot;;[.F85];&quot;','&quot;;[.G85];&quot;','&quot;;[.H85];&quot;',&quot;;[.I85];&quot;,&quot;;[.J85];&quot;);&quot;)" office:value-type="string" office:string-value="insert into ac.Roledetails values ('ROLDET1','ROLMA1','PKS8','PUBLIC','PUBLIC','PUBLIC',CURRENT_TIMESTAMP,CURRENT_TIMESTAMP);" calcext:value-type="string">
            <text:p>insert into ac.Roledetails values ('ROLDET1','ROLMA1','PKS8','PUBLIC','PUBLIC','PUBLIC',CURRENT_TIMESTAMP,CURRENT_TIMESTAMP)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ROLDET2</text:p>
          </table:table-cell>
          <table:table-cell table:style-name="ce3" office:value-type="string" calcext:value-type="string">
            <text:p>ROLMA1</text:p>
          </table:table-cell>
          <table:table-cell office:value-type="string" calcext:value-type="string">
            <text:p>PKS9</text:p>
          </table:table-cell>
          <table:table-cell table:number-columns-repeated="3" table:style-name="ce3" office:value-type="string" calcext:value-type="string">
            <text:p>PUBLIC</text:p>
          </table:table-cell>
          <table:table-cell table:number-columns-repeated="2" table:style-name="ce3" office:value-type="string" calcext:value-type="string">
            <text:p>CURRENT_TIMESTAMP</text:p>
          </table:table-cell>
          <table:table-cell table:formula="of:=CONCATENATE(&quot;insert into ac.Roledetails values ('&quot;;[.C86];&quot;','&quot;;[.D86];&quot;','&quot;;[.E86];&quot;','&quot;;[.F86];&quot;','&quot;;[.G86];&quot;','&quot;;[.H86];&quot;',&quot;;[.I86];&quot;,&quot;;[.J86];&quot;);&quot;)" office:value-type="string" office:string-value="insert into ac.Roledetails values ('ROLDET2','ROLMA1','PKS9','PUBLIC','PUBLIC','PUBLIC',CURRENT_TIMESTAMP,CURRENT_TIMESTAMP);" calcext:value-type="string">
            <text:p>insert into ac.Roledetails values ('ROLDET2','ROLMA1','PKS9','PUBLIC','PUBLIC','PUBLIC',CURRENT_TIMESTAMP,CURRENT_TIMESTAMP)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ROLDET3</text:p>
          </table:table-cell>
          <table:table-cell table:style-name="ce3" office:value-type="string" calcext:value-type="string">
            <text:p>ROLMA2</text:p>
          </table:table-cell>
          <table:table-cell office:value-type="string" calcext:value-type="string">
            <text:p>PKS8</text:p>
          </table:table-cell>
          <table:table-cell table:number-columns-repeated="3" table:style-name="ce3" office:value-type="string" calcext:value-type="string">
            <text:p>PUBLIC</text:p>
          </table:table-cell>
          <table:table-cell table:number-columns-repeated="2" table:style-name="ce3" office:value-type="string" calcext:value-type="string">
            <text:p>CURRENT_TIMESTAMP</text:p>
          </table:table-cell>
          <table:table-cell table:formula="of:=CONCATENATE(&quot;insert into ac.Roledetails values ('&quot;;[.C87];&quot;','&quot;;[.D87];&quot;','&quot;;[.E87];&quot;','&quot;;[.F87];&quot;','&quot;;[.G87];&quot;','&quot;;[.H87];&quot;',&quot;;[.I87];&quot;,&quot;;[.J87];&quot;);&quot;)" office:value-type="string" office:string-value="insert into ac.Roledetails values ('ROLDET3','ROLMA2','PKS8','PUBLIC','PUBLIC','PUBLIC',CURRENT_TIMESTAMP,CURRENT_TIMESTAMP);" calcext:value-type="string">
            <text:p>insert into ac.Roledetails values ('ROLDET3','ROLMA2','PKS8','PUBLIC','PUBLIC','PUBLIC',CURRENT_TIMESTAMP,CURRENT_TIMESTAMP)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ROLDET4</text:p>
          </table:table-cell>
          <table:table-cell table:style-name="ce3" office:value-type="string" calcext:value-type="string">
            <text:p>ROLMA2</text:p>
          </table:table-cell>
          <table:table-cell office:value-type="string" calcext:value-type="string">
            <text:p>PKS9</text:p>
          </table:table-cell>
          <table:table-cell table:number-columns-repeated="3" table:style-name="ce3" office:value-type="string" calcext:value-type="string">
            <text:p>PUBLIC</text:p>
          </table:table-cell>
          <table:table-cell table:number-columns-repeated="2" table:style-name="ce3" office:value-type="string" calcext:value-type="string">
            <text:p>CURRENT_TIMESTAMP</text:p>
          </table:table-cell>
          <table:table-cell table:formula="of:=CONCATENATE(&quot;insert into ac.Roledetails values ('&quot;;[.C88];&quot;','&quot;;[.D88];&quot;','&quot;;[.E88];&quot;','&quot;;[.F88];&quot;','&quot;;[.G88];&quot;','&quot;;[.H88];&quot;',&quot;;[.I88];&quot;,&quot;;[.J88];&quot;);&quot;)" office:value-type="string" office:string-value="insert into ac.Roledetails values ('ROLDET4','ROLMA2','PKS9','PUBLIC','PUBLIC','PUBLIC',CURRENT_TIMESTAMP,CURRENT_TIMESTAMP);" calcext:value-type="string">
            <text:p>insert into ac.Roledetails values ('ROLDET4','ROLMA2','PKS9','PUBLIC','PUBLIC','PUBLIC',CURRENT_TIMESTAMP,CURRENT_TIMESTAMP)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ROLDET5</text:p>
          </table:table-cell>
          <table:table-cell table:style-name="ce3" office:value-type="string" calcext:value-type="string">
            <text:p>ROLMA2</text:p>
          </table:table-cell>
          <table:table-cell office:value-type="string" calcext:value-type="string">
            <text:p>PKS11</text:p>
          </table:table-cell>
          <table:table-cell table:number-columns-repeated="3" table:style-name="ce3" office:value-type="string" calcext:value-type="string">
            <text:p>PUBLIC</text:p>
          </table:table-cell>
          <table:table-cell table:number-columns-repeated="2" table:style-name="ce3" office:value-type="string" calcext:value-type="string">
            <text:p>CURRENT_TIMESTAMP</text:p>
          </table:table-cell>
          <table:table-cell table:formula="of:=CONCATENATE(&quot;insert into ac.Roledetails values ('&quot;;[.C89];&quot;','&quot;;[.D89];&quot;','&quot;;[.E89];&quot;','&quot;;[.F89];&quot;','&quot;;[.G89];&quot;','&quot;;[.H89];&quot;',&quot;;[.I89];&quot;,&quot;;[.J89];&quot;);&quot;)" office:value-type="string" office:string-value="insert into ac.Roledetails values ('ROLDET5','ROLMA2','PKS11','PUBLIC','PUBLIC','PUBLIC',CURRENT_TIMESTAMP,CURRENT_TIMESTAMP);" calcext:value-type="string">
            <text:p>insert into ac.Roledetails values ('ROLDET5','ROLMA2','PKS11','PUBLIC','PUBLIC','PUBLIC',CURRENT_TIMESTAMP,CURRENT_TIMESTAMP)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ROLDET6</text:p>
          </table:table-cell>
          <table:table-cell table:style-name="ce3" office:value-type="string" calcext:value-type="string">
            <text:p>ROLMA2</text:p>
          </table:table-cell>
          <table:table-cell office:value-type="string" calcext:value-type="string">
            <text:p>PKS12</text:p>
          </table:table-cell>
          <table:table-cell table:number-columns-repeated="3" table:style-name="ce3" office:value-type="string" calcext:value-type="string">
            <text:p>PUBLIC</text:p>
          </table:table-cell>
          <table:table-cell table:number-columns-repeated="2" table:style-name="ce3" office:value-type="string" calcext:value-type="string">
            <text:p>CURRENT_TIMESTAMP</text:p>
          </table:table-cell>
          <table:table-cell table:formula="of:=CONCATENATE(&quot;insert into ac.Roledetails values ('&quot;;[.C90];&quot;','&quot;;[.D90];&quot;','&quot;;[.E90];&quot;','&quot;;[.F90];&quot;','&quot;;[.G90];&quot;','&quot;;[.H90];&quot;',&quot;;[.I90];&quot;,&quot;;[.J90];&quot;);&quot;)" office:value-type="string" office:string-value="insert into ac.Roledetails values ('ROLDET6','ROLMA2','PKS12','PUBLIC','PUBLIC','PUBLIC',CURRENT_TIMESTAMP,CURRENT_TIMESTAMP);" calcext:value-type="string">
            <text:p>insert into ac.Roledetails values ('ROLDET6','ROLMA2','PKS12','PUBLIC','PUBLIC','PUBLIC',CURRENT_TIMESTAMP,CURRENT_TIMESTAMP);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Userrol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userid </text:p>
          </table:table-cell>
          <table:table-cell table:style-name="ce2" office:value-type="string" calcext:value-type="string">
            <text:p>rolemasterid</text:p>
          </table:table-cell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siteid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octime</text:p>
          </table:table-cell>
          <table:table-cell table:style-name="ce2" office:value-type="string" calcext:value-type="string">
            <text:p>lmti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userid </text:p>
          </table:table-cell>
          <table:table-cell table:style-name="ce3" office:value-type="string" calcext:value-type="string">
            <text:p>ROLMA1</text:p>
          </table:table-cell>
          <table:table-cell table:number-columns-repeated="3" table:style-name="ce3" office:value-type="string" calcext:value-type="string">
            <text:p>PUBLI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Y</text:p>
          </table:table-cell>
          <table:table-cell table:number-columns-repeated="2" table:style-name="ce3" office:value-type="string" calcext:value-type="string">
            <text:p>CURRENT_TIMESTAMP</text:p>
          </table:table-cell>
          <table:table-cell table:formula="of:=CONCATENATE(&quot;insert into ac.userrole values ('&quot;;[.C95];&quot;','&quot;;[.D95];&quot;','&quot;;[.E95];&quot;','&quot;;[.F95];&quot;','&quot;;[.G95];&quot;','&quot;;[.H95];&quot;','&quot;;[.I95];&quot;',&quot;;[.J95];&quot;,&quot;;[.K95];&quot;);&quot;)" office:value-type="string" office:string-value="insert into ac.userrole values ('userid ','ROLMA1','PUBLIC','PUBLIC','PUBLIC','A','Y',CURRENT_TIMESTAMP,CURRENT_TIMESTAMP);" calcext:value-type="string">
            <text:p>insert into ac.userrole values ('userid ','ROLMA1','PUBLIC','PUBLIC','PUBLIC','A','Y',CURRENT_TIMESTAMP,CURRENT_TIMESTAMP);</text:p>
          </table:table-cell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3" table:number-columns-repeated="9"/>
          <table:table-cell table:number-columns-repeated="6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defaultRoleMaster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id <text:s text:c="15"/>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splay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siteid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octime</text:p>
          </table:table-cell>
          <table:table-cell table:style-name="ce2" office:value-type="string" calcext:value-type="string">
            <text:p>lmtim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DROLMA1</text:p>
          </table:table-cell>
          <table:table-cell table:number-columns-repeated="2" table:style-name="ce3" office:value-type="string" calcext:value-type="string">
            <text:p>SignupAdmin</text:p>
          </table:table-cell>
          <table:table-cell table:style-name="ce3" office:value-type="string" calcext:value-type="string">
            <text:p>This is the role given to users when they sign up</text:p>
          </table:table-cell>
          <table:table-cell table:number-columns-repeated="3" table:style-name="ce3" office:value-type="string" calcext:value-type="string">
            <text:p>PUBLIC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CURRENT_TIMESTAMP</text:p>
          </table:table-cell>
          <table:table-cell table:formula="of:=CONCATENATE(&quot;insert into ac.defaultrolemaster values ('&quot;;[.C105];&quot;','&quot;;[.D105];&quot;','&quot;;[.E105];&quot;','&quot;;[.F105];&quot;','&quot;;[.G105];&quot;','&quot;;[.H105];&quot;','&quot;;[.I105];&quot;','&quot;;[.J105];&quot;',&quot;;[.K105];&quot;,&quot;;[.L105];&quot;);&quot;)" office:value-type="string" office:string-value="insert into ac.defaultrolemaster values ('DROLMA1','SignupAdmin','SignupAdmin','This is the role given to users when they sign up','PUBLIC','PUBLIC','PUBLIC','A',CURRENT_TIMESTAMP,CURRENT_TIMESTAMP);" calcext:value-type="string">
            <text:p>insert into ac.defaultrolemaster values ('DROLMA1','SignupAdmin','SignupAdmin','This is the role given to users when they sign up','PUBLIC','PUBLIC','PUBLIC','A',CURRENT_TIMESTAMP,CURRENT_TIMESTAMP);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DROLMA2</text:p>
          </table:table-cell>
          <table:table-cell table:number-columns-repeated="2" table:style-name="ce3" office:value-type="string" calcext:value-type="string">
            <text:p>defaultadmin</text:p>
          </table:table-cell>
          <table:table-cell table:style-name="ce3" office:value-type="string" calcext:value-type="string">
            <text:p>This is the role given to users when they completed creation of their first Company and branch</text:p>
          </table:table-cell>
          <table:table-cell table:number-columns-repeated="3" table:style-name="ce3" office:value-type="string" calcext:value-type="string">
            <text:p>PUBLIC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CURRENT_TIMESTAMP</text:p>
          </table:table-cell>
          <table:table-cell table:formula="of:=CONCATENATE(&quot;insert into ac.defaultrolemaster values ('&quot;;[.C106];&quot;','&quot;;[.D106];&quot;','&quot;;[.E106];&quot;','&quot;;[.F106];&quot;','&quot;;[.G106];&quot;','&quot;;[.H106];&quot;','&quot;;[.I106];&quot;','&quot;;[.J106];&quot;',&quot;;[.K106];&quot;,&quot;;[.L106];&quot;);&quot;)" office:value-type="string" office:string-value="insert into ac.defaultrolemaster values ('DROLMA2','defaultadmin','defaultadmin','This is the role given to users when they completed creation of their first Company and branch','PUBLIC','PUBLIC','PUBLIC','A',CURRENT_TIMESTAMP,CURRENT_TIMESTAMP);" calcext:value-type="string">
            <text:p>insert into ac.defaultrolemaster values ('DROLMA2','defaultadmin','defaultadmin','This is the role given to users when they completed creation of their first Company and branch','PUBLIC','PUBLIC','PUBLIC','A',CURRENT_TIMESTAMP,CURRENT_TIMESTAMP);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<text:s text:c="2"/>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<text:s text:c="2"/>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defaultRoledetails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id <text:s text:c="15"/></text:p>
          </table:table-cell>
          <table:table-cell table:style-name="ce2" office:value-type="string" calcext:value-type="string">
            <text:p>rolemasterid <text:s text:c="5"/></text:p>
          </table:table-cell>
          <table:table-cell table:style-name="ce2" office:value-type="string" calcext:value-type="string">
            <text:p>packid <text:s text:c="11"/></text:p>
          </table:table-cell>
          <table:table-cell table:style-name="ce2" office:value-type="string" calcext:value-type="string">
            <text:p>company <text:s text:c="10"/></text:p>
          </table:table-cell>
          <table:table-cell table:style-name="ce2" office:value-type="string" calcext:value-type="string">
            <text:p>branch <text:s text:c="11"/></text:p>
          </table:table-cell>
          <table:table-cell table:style-name="ce2" office:value-type="string" calcext:value-type="string">
            <text:p>siteid <text:s text:c="11"/></text:p>
          </table:table-cell>
          <table:table-cell table:style-name="ce2" office:value-type="string" calcext:value-type="string">
            <text:p>octime</text:p>
          </table:table-cell>
          <table:table-cell table:style-name="ce2" office:value-type="string" calcext:value-type="string">
            <text:p>lmtim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DROLDET1</text:p>
          </table:table-cell>
          <table:table-cell table:style-name="ce3" office:value-type="string" calcext:value-type="string">
            <text:p>ROLMA1</text:p>
          </table:table-cell>
          <table:table-cell office:value-type="string" calcext:value-type="string">
            <text:p>PKS8</text:p>
          </table:table-cell>
          <table:table-cell table:number-columns-repeated="3" table:style-name="ce3" office:value-type="string" calcext:value-type="string">
            <text:p>PUBLIC</text:p>
          </table:table-cell>
          <table:table-cell table:number-columns-repeated="2" table:style-name="ce3" office:value-type="string" calcext:value-type="string">
            <text:p>CURRENT_TIMESTAMP</text:p>
          </table:table-cell>
          <table:table-cell table:formula="of:=CONCATENATE(&quot;insert into ac.defaultroledetails values ('&quot;;[.C111];&quot;','&quot;;[.D111];&quot;','&quot;;[.E111];&quot;','&quot;;[.F111];&quot;','&quot;;[.G111];&quot;','&quot;;[.H111];&quot;',&quot;;[.I111];&quot;,&quot;;[.J111];&quot;);&quot;)" office:value-type="string" office:string-value="insert into ac.defaultroledetails values ('DROLDET1','ROLMA1','PKS8','PUBLIC','PUBLIC','PUBLIC',CURRENT_TIMESTAMP,CURRENT_TIMESTAMP);" calcext:value-type="string">
            <text:p>insert into ac.defaultroledetails values ('DROLDET1','ROLMA1','PKS8','PUBLIC','PUBLIC','PUBLIC',CURRENT_TIMESTAMP,CURRENT_TIMESTAMP)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DROLDET2</text:p>
          </table:table-cell>
          <table:table-cell table:style-name="ce3" office:value-type="string" calcext:value-type="string">
            <text:p>ROLMA1</text:p>
          </table:table-cell>
          <table:table-cell office:value-type="string" calcext:value-type="string">
            <text:p>PKS9</text:p>
          </table:table-cell>
          <table:table-cell table:number-columns-repeated="3" table:style-name="ce3" office:value-type="string" calcext:value-type="string">
            <text:p>PUBLIC</text:p>
          </table:table-cell>
          <table:table-cell table:number-columns-repeated="2" table:style-name="ce3" office:value-type="string" calcext:value-type="string">
            <text:p>CURRENT_TIMESTAMP</text:p>
          </table:table-cell>
          <table:table-cell table:formula="of:=CONCATENATE(&quot;insert into ac.defaultroledetails values ('&quot;;[.C112];&quot;','&quot;;[.D112];&quot;','&quot;;[.E112];&quot;','&quot;;[.F112];&quot;','&quot;;[.G112];&quot;','&quot;;[.H112];&quot;',&quot;;[.I112];&quot;,&quot;;[.J112];&quot;);&quot;)" office:value-type="string" office:string-value="insert into ac.defaultroledetails values ('DROLDET2','ROLMA1','PKS9','PUBLIC','PUBLIC','PUBLIC',CURRENT_TIMESTAMP,CURRENT_TIMESTAMP);" calcext:value-type="string">
            <text:p>insert into ac.defaultroledetails values ('DROLDET2','ROLMA1','PKS9','PUBLIC','PUBLIC','PUBLIC',CURRENT_TIMESTAMP,CURRENT_TIMESTAMP)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DROLDET3</text:p>
          </table:table-cell>
          <table:table-cell table:style-name="ce3" office:value-type="string" calcext:value-type="string">
            <text:p>ROLMA2</text:p>
          </table:table-cell>
          <table:table-cell office:value-type="string" calcext:value-type="string">
            <text:p>PKS8</text:p>
          </table:table-cell>
          <table:table-cell table:number-columns-repeated="3" table:style-name="ce3" office:value-type="string" calcext:value-type="string">
            <text:p>PUBLIC</text:p>
          </table:table-cell>
          <table:table-cell table:number-columns-repeated="2" table:style-name="ce3" office:value-type="string" calcext:value-type="string">
            <text:p>CURRENT_TIMESTAMP</text:p>
          </table:table-cell>
          <table:table-cell table:formula="of:=CONCATENATE(&quot;insert into ac.defaultroledetails values ('&quot;;[.C113];&quot;','&quot;;[.D113];&quot;','&quot;;[.E113];&quot;','&quot;;[.F113];&quot;','&quot;;[.G113];&quot;','&quot;;[.H113];&quot;',&quot;;[.I113];&quot;,&quot;;[.J113];&quot;);&quot;)" office:value-type="string" office:string-value="insert into ac.defaultroledetails values ('DROLDET3','ROLMA2','PKS8','PUBLIC','PUBLIC','PUBLIC',CURRENT_TIMESTAMP,CURRENT_TIMESTAMP);" calcext:value-type="string">
            <text:p>insert into ac.defaultroledetails values ('DROLDET3','ROLMA2','PKS8','PUBLIC','PUBLIC','PUBLIC',CURRENT_TIMESTAMP,CURRENT_TIMESTAMP)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DROLDET4</text:p>
          </table:table-cell>
          <table:table-cell table:style-name="ce3" office:value-type="string" calcext:value-type="string">
            <text:p>ROLMA2</text:p>
          </table:table-cell>
          <table:table-cell office:value-type="string" calcext:value-type="string">
            <text:p>PKS9</text:p>
          </table:table-cell>
          <table:table-cell table:number-columns-repeated="3" table:style-name="ce3" office:value-type="string" calcext:value-type="string">
            <text:p>PUBLIC</text:p>
          </table:table-cell>
          <table:table-cell table:number-columns-repeated="2" table:style-name="ce3" office:value-type="string" calcext:value-type="string">
            <text:p>CURRENT_TIMESTAMP</text:p>
          </table:table-cell>
          <table:table-cell table:formula="of:=CONCATENATE(&quot;insert into ac.defaultroledetails values ('&quot;;[.C114];&quot;','&quot;;[.D114];&quot;','&quot;;[.E114];&quot;','&quot;;[.F114];&quot;','&quot;;[.G114];&quot;','&quot;;[.H114];&quot;',&quot;;[.I114];&quot;,&quot;;[.J114];&quot;);&quot;)" office:value-type="string" office:string-value="insert into ac.defaultroledetails values ('DROLDET4','ROLMA2','PKS9','PUBLIC','PUBLIC','PUBLIC',CURRENT_TIMESTAMP,CURRENT_TIMESTAMP);" calcext:value-type="string">
            <text:p>insert into ac.defaultroledetails values ('DROLDET4','ROLMA2','PKS9','PUBLIC','PUBLIC','PUBLIC',CURRENT_TIMESTAMP,CURRENT_TIMESTAMP)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DROLDET5</text:p>
          </table:table-cell>
          <table:table-cell table:style-name="ce3" office:value-type="string" calcext:value-type="string">
            <text:p>ROLMA2</text:p>
          </table:table-cell>
          <table:table-cell office:value-type="string" calcext:value-type="string">
            <text:p>PKS11</text:p>
          </table:table-cell>
          <table:table-cell table:number-columns-repeated="3" table:style-name="ce3" office:value-type="string" calcext:value-type="string">
            <text:p>PUBLIC</text:p>
          </table:table-cell>
          <table:table-cell table:number-columns-repeated="2" table:style-name="ce3" office:value-type="string" calcext:value-type="string">
            <text:p>CURRENT_TIMESTAMP</text:p>
          </table:table-cell>
          <table:table-cell table:formula="of:=CONCATENATE(&quot;insert into ac.defaultroledetails values ('&quot;;[.C115];&quot;','&quot;;[.D115];&quot;','&quot;;[.E115];&quot;','&quot;;[.F115];&quot;','&quot;;[.G115];&quot;','&quot;;[.H115];&quot;',&quot;;[.I115];&quot;,&quot;;[.J115];&quot;);&quot;)" office:value-type="string" office:string-value="insert into ac.defaultroledetails values ('DROLDET5','ROLMA2','PKS11','PUBLIC','PUBLIC','PUBLIC',CURRENT_TIMESTAMP,CURRENT_TIMESTAMP);" calcext:value-type="string">
            <text:p>insert into ac.defaultroledetails values ('DROLDET5','ROLMA2','PKS11','PUBLIC','PUBLIC','PUBLIC',CURRENT_TIMESTAMP,CURRENT_TIMESTAMP)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DROLDET6</text:p>
          </table:table-cell>
          <table:table-cell table:style-name="ce3" office:value-type="string" calcext:value-type="string">
            <text:p>ROLMA2</text:p>
          </table:table-cell>
          <table:table-cell office:value-type="string" calcext:value-type="string">
            <text:p>PKS12</text:p>
          </table:table-cell>
          <table:table-cell table:number-columns-repeated="3" table:style-name="ce3" office:value-type="string" calcext:value-type="string">
            <text:p>PUBLIC</text:p>
          </table:table-cell>
          <table:table-cell table:number-columns-repeated="2" table:style-name="ce3" office:value-type="string" calcext:value-type="string">
            <text:p>CURRENT_TIMESTAMP</text:p>
          </table:table-cell>
          <table:table-cell table:formula="of:=CONCATENATE(&quot;insert into ac.defaultroledetails values ('&quot;;[.C116];&quot;','&quot;;[.D116];&quot;','&quot;;[.E116];&quot;','&quot;;[.F116];&quot;','&quot;;[.G116];&quot;','&quot;;[.H116];&quot;',&quot;;[.I116];&quot;,&quot;;[.J116];&quot;);&quot;)" office:value-type="string" office:string-value="insert into ac.defaultroledetails values ('DROLDET6','ROLMA2','PKS12','PUBLIC','PUBLIC','PUBLIC',CURRENT_TIMESTAMP,CURRENT_TIMESTAMP);" calcext:value-type="string">
            <text:p>insert into ac.defaultroledetails values ('DROLDET6','ROLMA2','PKS12','PUBLIC','PUBLIC','PUBLIC',CURRENT_TIMESTAMP,CURRENT_TIMESTAMP);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7T14:33:45.276562827</meta:creation-date>
    <dc:date>2021-01-08T23:47:42.763810862</dc:date>
    <meta:editing-duration>PT9H47M26S</meta:editing-duration>
    <meta:editing-cycles>10</meta:editing-cycles>
    <meta:generator>LibreOffice/7.0.3.1$Linux_X86_64 LibreOffice_project/00$Build-1</meta:generator>
    <meta:document-statistic meta:table-count="1" meta:cell-count="464" meta:object-count="0"/>
  </office:meta>
</office:document-meta>
</file>